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paragraph-rsid="0019e598"/>
    </style:style>
    <style:style style:name="P2" style:family="paragraph" style:parent-style-name="Standard">
      <style:text-properties officeooo:paragraph-rsid="001be18a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9e598" style:language-asian="zh" style:country-asian="TW"/>
    </style:style>
    <style:style style:name="T3" style:family="text">
      <style:text-properties officeooo:rsid="001be18a" style:language-asian="zh" style:country-asian="TW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民事起訴狀（不當得利）</text:span></text:p>
      <text:p text:style-name="Standard"><text:span text:style-name="T4"/></text:p>
      <text:p text:style-name="Standard">訴訟標的金額<text:span text:style-name="T1">或價額：新臺幣 </text:span><text:span text:style-name="T2">3億 </text:span><text:span text:style-name="T1">元</text:span></text:p>
      <text:p text:style-name="P2">原告<text:span text:style-name="T1">：彭聖耀</text:span></text:p>
      <text:p text:style-name="P2">身分證<text:span text:style-name="T1">字號</text:span>：<text:span text:style-name="T2">A126169836</text:span></text:p>
      <text:p text:style-name="Standard">性別：男</text:p>
      <text:p text:style-name="Standard"><text:span text:style-name="T1">生日：</text:span><text:span text:style-name="T2">74</text:span><text:span text:style-name="T1">年</text:span><text:span text:style-name="T2">12</text:span><text:span text:style-name="T1">月</text:span><text:span text:style-name="T2">2</text:span><text:span text:style-name="T1">日</text:span></text:p>
      <text:p text:style-name="P2">戶籍地： <text:span text:style-name="T1">台北市中正區幸福里</text:span><text:span text:style-name="T3">11鄰</text:span><text:span text:style-name="T1">杭州南路一段</text:span><text:span text:style-name="T2">23號9樓之6 <text:s/></text:span>郵遞區號：<text:span text:style-name="T2">100023</text:span></text:p>
      <text:p text:style-name="P2">現住地： <text:span text:style-name="T1">台北市信義區黎安里</text:span><text:span text:style-name="T3">8鄰</text:span><text:span text:style-name="T1">和平東路三段</text:span><text:span text:style-name="T2">509巷4號3樓 </text:span>郵遞區號：<text:span text:style-name="T2">110001</text:span></text:p>
      <text:p text:style-name="Standard">電話：<text:span text:style-name="T2">0986046505</text:span></text:p>
      <text:p text:style-name="Standard">電子郵件位址：<text:span text:style-name="T2">kentnewbie@hotmail.com</text:span></text:p>
      <text:p text:style-name="Standard"/>
      <text:p text:style-name="Standard">被告<text:span text:style-name="T1">：彭武勳</text:span> 身分證<text:span text:style-name="T1">字號</text:span>：<text:span text:style-name="T2">J101165116</text:span></text:p>
      <text:p text:style-name="Standard">性別：男</text:p>
      <text:p text:style-name="Standard"><text:span text:style-name="T1">生日：</text:span><text:span text:style-name="T2">45年2月4日</text:span></text:p>
      <text:p text:style-name="P1">戶籍地： <text:span text:style-name="T1">台北市中正區幸福里</text:span><text:span text:style-name="T3">11鄰</text:span><text:span text:style-name="T1">杭州南路一段</text:span><text:span text:style-name="T2">23號9樓之6 </text:span>郵遞區號：<text:span text:style-name="T2">100023</text:span></text:p>
      <text:p text:style-name="Standard">現住地： <text:span text:style-name="T1">美國、不詳</text:span></text:p>
      <text:p text:style-name="Standard"><text:span text:style-name="T1"/></text:p>
      <text:p text:style-name="P2">被告<text:span text:style-name="T1">：彭姃蓉</text:span> 身分證<text:span text:style-name="T1">字號</text:span>：<text:span text:style-name="T2">J</text:span><text:span text:style-name="T3">200993378</text:span></text:p>
      <text:p text:style-name="P2">性別：男</text:p>
      <text:p text:style-name="P2"><text:span text:style-name="T1">生日：</text:span><text:span text:style-name="T2">45年2月4日</text:span></text:p>
      <text:p text:style-name="P2">戶籍地： <text:span text:style-name="T1">新竹縣竹東鎮商華里</text:span><text:span text:style-name="T3">7鄰東寧路三段47號</text:span><text:span text:style-name="T2"> </text:span>郵遞區號：310007 </text:p>
      <text:p text:style-name="P2">現住地： <text:span text:style-name="T1">美國、不詳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17.731000000</meta:creation-date>
    <dc:date>2024-05-25T13:03:58.101000000</dc:date>
    <meta:editing-duration>PT15M40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20" meta:word-count="262" meta:character-count="366" meta:non-whitespace-character-count="350"/>
  </office:meta>
</office:document-meta>
</file>